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wrap-option="wrap" fo:border="0.06pt solid #000000" style:shrink-to-fit="false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number-columns-repeated="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3">
          <table:table-cell table:style-name="ce4" table:number-columns-repeated="4"/>
          <table:table-cell table:number-columns-repeated="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table:style-name="ce3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table:style-name="ce3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table:style-name="ce3"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table:style-name="ce3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table:style-name="ce3"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table:style-name="ce3"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table:style-name="ce3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table:style-name="ce3"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3"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table:style-name="ce3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table:style-name="ce3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5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6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7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8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8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8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table:style-name="ce3"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table:style-name="ce3"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table:style-name="ce3"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table:style-name="ce3"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table:style-name="ce3"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table:style-name="ce3"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table:style-name="ce3"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style-name="ce3"/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table:style-name="ce3"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table:style-name="ce3"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table:style-name="ce3"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table:style-name="ce3"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table:style-name="ce3"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table:style-name="ce3"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table:style-name="ce3"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table:style-name="ce3"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table:style-name="ce3"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table:style-name="ce3"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table:style-name="ce3"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 table:style-name="ce3"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table:style-name="ce3"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table:style-name="ce3"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table:style-name="ce3"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table:style-name="ce3"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table:style-name="ce3"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table:style-name="ce3"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/>
          <table:table-cell table:style-name="ce3"/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table:style-name="ce3"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table:style-name="ce3"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table:style-name="ce3"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table:style-name="ce3"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table:style-name="ce3"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table:style-name="ce3"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table:style-name="ce3"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table:style-name="ce3"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table:style-name="ce3"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4"/>
          <table:table-cell table:style-name="ce29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9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number-columns-repeated="6"/>
        </table:table-row>
        <table:table-row table:style-name="ro3">
          <table:table-cell table:style-name="ce10" table:number-columns-repeated="4"/>
          <table:table-cell table:number-columns-repeated="6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number-columns-repeated="6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table:style-name="ce3"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table:style-name="ce3"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table:style-name="ce3"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table:style-name="ce3"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table:style-name="ce3"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 migrations using rails generate migration command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style-name="ce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number-columns-repeated="6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number-columns-repeated="6"/>
        </table:table-row>
        <table:table-row table:style-name="ro3">
          <table:table-cell table:style-name="ce12" table:number-columns-repeated="4"/>
          <table:table-cell table:number-columns-repeated="6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3-dec</text:p>
          </table:table-cell>
          <table:table-cell table:style-name="ce8" office:value-type="string" calcext:value-type="string">
            <text:p>3-dec-2016-rails_active_records_tutorial.odt</text:p>
          </table:table-cell>
          <table:table-cell office:value-type="string" calcext:value-type="string">
            <text:p>explain keyword in rai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gregate functions: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in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aximu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xisting condi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ing_by_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nection.select_al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luck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d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ind_or_create_by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5-dec</text:p>
          </table:table-cell>
          <table:table-cell table:style-name="ce8" office:value-type="string" calcext:value-type="string">
            <text:p>5-dec-2016-rails tutorial.odt </text:p>
          </table:table-cell>
          <table:table-cell office:value-type="string" calcext:value-type="string">
            <text:p>Validation basics like valid?, blank? Etc.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 calcext:value-type="string">
            <text:p>5-dec-2016-rails controller tutorial.odt</text:p>
          </table:table-cell>
          <table:table-cell office:value-type="string" calcext:value-type="string">
            <text:p>cre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ction nam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view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e routes.rb fi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ge styling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nfiguration file updat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6-dec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HTML view pages for each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Controller actions for relevant pag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Read Data from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Create or Insert Data Into T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UD Opreation: Delete Data From Table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7-dec</text:p>
          </table:table-cell>
          <table:table-cell table:style-name="ce8" office:value-type="string" calcext:value-type="string">
            <text:p>7-dec-2016-rails controller tutorial.odt</text:p>
          </table:table-cell>
          <table:table-cell office:value-type="string" calcext:value-type="string">
            <text:p>Created forms using rails metho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eperate controller for each model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view pages for each model in rails manner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reated def methods for new, create, edit and delete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d routes.rb</text:p>
          </table:table-cell>
          <table:table-cell table:number-columns-repeated="6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pdate particular row using rails form (form_for)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8-dec</text:p>
          </table:table-cell>
          <table:table-cell table:style-name="ce16" office:value-type="string" calcext:value-type="string">
            <text:p>8-dec-2016-rails controller delete tutorial.odt</text:p>
          </table:table-cell>
          <table:table-cell office:value-type="string" calcext:value-type="string">
            <text:p>created edit page in rails for each view pag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controller edit tutorial.odt</text:p>
          </table:table-cell>
          <table:table-cell office:value-type="string" calcext:value-type="string">
            <text:p>establish editroute to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controller update tutorial.odt</text:p>
          </table:table-cell>
          <table:table-cell office:value-type="string" calcext:value-type="string">
            <text:p>edit action in controller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8-dec-2016-rails scaffold tutorial.odt</text:p>
          </table:table-cell>
          <table:table-cell office:value-type="string" calcext:value-type="string">
            <text:p>Update action in controller 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4" office:value-type="string" calcext:value-type="string">
            <text:p>establish upda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ction in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4" office:value-type="string" calcext:value-type="string">
            <text:p>establish delete route to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new project using scaffol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d scaffold for LM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database and model using scaffol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12-dec</text:p>
          </table:table-cell>
          <table:table-cell table:style-name="Default"/>
          <table:table-cell office:value-type="string" calcext:value-type="string">
            <text:p>create project msi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scafffolds for each tables (mobile, brand, buyer, seller etc.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ssociation between mode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lidation on all the mode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pendent :destroy associ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orm helpers in project like radio, checkbox, dropdown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ook reference on installation on cloud9, linux, windows, rvm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ditors like atom, textmate, sublimetext etc.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rectory structure <text:s/>in rails applica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erver access by other machin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ails generate controller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MVC Mode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uby introduction, array, hashes, control structures etc 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ganizing structure and use case, page and data flow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09:23:09.362089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12T19:33:31.548107512</dc:date>
    <meta:editing-duration>P6DT4H3M18S</meta:editing-duration>
    <meta:editing-cycles>249</meta:editing-cycles>
    <meta:generator>LibreOffice/4.2.8.2$Linux_x86 LibreOffice_project/420m0$Build-2</meta:generator>
    <meta:document-statistic meta:table-count="1" meta:cell-count="526" meta:object-count="0"/>
  </office:meta>
</office:document-meta>
</file>